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rint 5 Backlog" table:style-name="ta1">
        <table:shapes>
          <draw:frame draw:z-index="0" draw:style-name="gr1" draw:text-style-name="P1" svg:width="571.69pt" svg:height="341.18pt" svg:x="343.16pt" svg:y="28.6pt">
            <loext:p draw:notify-on-update-of-ranges="'Sprint 5 Backlog'.B22:'Sprint 5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1" calcext:value-type="float">
            <text:p>2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6" calcext:value-type="float">
            <text:p>16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16" calcext:value-type="float">
            <text:p>16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6" calcext:value-type="float">
            <text:p>16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2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01:22:28.752043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25T01:23:06.984996180</dc:date>
    <meta:editing-duration>PT22H18M13S</meta:editing-duration>
    <meta:editing-cycles>65</meta:editing-cycles>
    <meta:generator>LibreOffice/5.1.6.2$Linux_X86_64 LibreOffice_project/10m0$Build-2</meta:generator>
    <meta:document-statistic meta:table-count="2" meta:cell-count="4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Sprint 5 Backlog'.B22:'Sprint 5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Sprint 5 Backlog'.B22:'Sprint 5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Sprint 5 Backlog'.B22:'Sprint 5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